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4232" calcext:value-type="float">
            <text:p>73.48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6216" calcext:value-type="float">
            <text:p>73.35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61144" calcext:value-type="float">
            <text:p>73.16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64776" calcext:value-type="float">
            <text:p>73.26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34296" calcext:value-type="float">
            <text:p>73.23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99016" calcext:value-type="float">
            <text:p>72.89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4052" calcext:value-type="float">
            <text:p>72.74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9144" calcext:value-type="float">
            <text:p>72.39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86952" calcext:value-type="float">
            <text:p>72.3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01864" calcext:value-type="float">
            <text:p>71.3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076" calcext:value-type="float">
            <text:p>70.8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8736" calcext:value-type="float">
            <text:p>70.6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2028" calcext:value-type="float">
            <text:p>70.8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736" calcext:value-type="float">
            <text:p>70.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1784" calcext:value-type="float">
            <text:p>70.6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11136" calcext:value-type="float">
            <text:p>70.8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5648" calcext:value-type="float">
            <text:p>70.3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83832" calcext:value-type="float">
            <text:p>70.2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54376" calcext:value-type="float">
            <text:p>66.25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35504" calcext:value-type="float">
            <text:p>66.1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724" calcext:value-type="float">
            <text:p>65.5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9352" calcext:value-type="float">
            <text:p>64.9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17472" calcext:value-type="float">
            <text:p>65.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84784" calcext:value-type="float">
            <text:p>64.1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0696" calcext:value-type="float">
            <text:p>63.4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1801</text:p>
          </table:table-cell>
          <table:table-cell office:value-type="string" calcext:value-type="string">
            <text:p>Heckville Quad</text:p>
          </table:table-cell>
          <table:table-cell office:value-type="string" calcext:value-type="string">
            <text:p>1977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94312" calcext:value-type="float">
            <text:p>62.69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